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6d69" officeooo:paragraph-rsid="000e6d69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e6d69" officeooo:paragraph-rsid="000e6d69" style:font-weight-asian="bold" style:font-weight-complex="bol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NSORFLOW</text:p>
      <text:p text:style-name="P1"/>
      <text:list xml:id="list1208849415623689838" text:style-name="L1">
        <text:list-item>
          <text:p text:style-name="P2">Implement tensorflow on python using terminal.</text:p>
        </text:list-item>
        <text:list-item>
          <text:p text:style-name="P2">Look over Iris dataset(from wikipedia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3:22:29.271827533</meta:creation-date>
    <dc:date>2016-11-13T13:24:40.724621954</dc:date>
    <meta:editing-duration>PT2M17S</meta:editing-duration>
    <meta:editing-cycles>1</meta:editing-cycles>
    <meta:document-statistic meta:table-count="0" meta:image-count="0" meta:object-count="0" meta:page-count="1" meta:paragraph-count="3" meta:word-count="14" meta:character-count="98" meta:non-whitespace-character-count="89"/>
    <meta:generator>LibreOffice/5.1.4.2$Linux_X86_64 LibreOffice_project/10m0$Build-2</meta:generator>
  </office:meta>
</office:document-meta>
</file>